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280C139020266E3212D.png" manifest:media-type="image/png"/>
  <manifest:file-entry manifest:full-path="Pictures/10000201000001D000000320D8BAA2C36498010D.png" manifest:media-type="image/png"/>
  <manifest:file-entry manifest:full-path="Pictures/10000201000001510000009624095ABE35300471.png" manifest:media-type="image/png"/>
  <manifest:file-entry manifest:full-path="Pictures/1000020100000370000001EF1DF46ED67B9D127B.png" manifest:media-type="image/png"/>
  <manifest:file-entry manifest:full-path="Pictures/1000020100000200000001EA67724A39D93AF7E1.png" manifest:media-type="image/png"/>
  <manifest:file-entry manifest:full-path="Pictures/100000000000010000000100A4F7F0B41AA2AD5C.png" manifest:media-type="image/png"/>
  <manifest:file-entry manifest:full-path="Pictures/1000000000000100000001001E43C569B8D238ED.png" manifest:media-type="image/png"/>
  <manifest:file-entry manifest:full-path="Pictures/10000000000003E700000450F81054FDB5A4C425.jpg" manifest:media-type="image/jpeg"/>
  <manifest:file-entry manifest:full-path="Pictures/10000201000003CE000001AE5BEB798C34067765.png" manifest:media-type="image/png"/>
  <manifest:file-entry manifest:full-path="Pictures/100000000000013E0000009FB63C572C4A4E9117.png" manifest:media-type="image/png"/>
  <manifest:file-entry manifest:full-path="Pictures/10000000000000E1000000E14D862A819BF368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Puntas_20_de_20_flecha_20_1" draw:marker-end-width="0.3cm" svg:stroke-opacity="100%" draw:fill="none" draw:textarea-vertical-align="middl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6" style:family="graphic" style:parent-style-name="objectwithoutfill">
      <style:graphic-properties svg:stroke-color="#000000" draw:marker-end="Puntas_20_de_20_flecha_20_4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Puntas_20_de_20_flecha_20_5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Puntas_20_de_20_flecha_20_6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Puntas_20_de_20_flecha_20_7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Bahnschrift SemiBold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Bahnschrift SemiBold" fo:font-size="14pt" fo:font-weight="bold" style:font-size-asian="14pt" style:font-weight-asian="bold" style:font-size-complex="14pt" style:font-weight-complex="bold"/>
    </style:style>
    <style:style style:name="P5" style:family="paragraph">
      <style:text-properties style:font-name="Consolas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Consolas" fo:font-size="14pt" style:font-size-asian="14pt" style:font-size-complex="14pt"/>
    </style:style>
    <style:style style:name="T1" style:family="text">
      <style:text-properties style:font-name="Bahnschrift SemiBold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nsola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23cm" svg:y1="9.25cm" svg:x2="33.15cm" svg:y2="12.15cm">
          <text:p/>
        </draw:line>
        <draw:frame draw:style-name="gr2" draw:text-style-name="P1" draw:layer="layout" svg:width="2.768cm" svg:height="4.772cm" svg:x="19.982cm" svg:y="10.728cm">
          <draw:image xlink:href="Pictures/10000201000001D000000320D8BAA2C36498010D.png" xlink:type="simple" xlink:show="embed" xlink:actuate="onLoad" draw:mime-type="image/png">
            <text:p/>
          </draw:image>
        </draw:frame>
        <draw:frame draw:style-name="gr2" draw:text-style-name="P1" draw:layer="layout" svg:width="2.809cm" svg:height="1.25cm" svg:x="19.95cm" svg:y="6.1cm">
          <draw:image xlink:href="Pictures/10000201000001510000009624095ABE35300471.png" xlink:type="simple" xlink:show="embed" xlink:actuate="onLoad" draw:mime-type="image/png">
            <text:p/>
          </draw:image>
        </draw:frame>
        <draw:frame draw:style-name="gr3" draw:text-style-name="P3" draw:layer="layout" svg:width="3.5cm" svg:height="2.25cm" svg:x="19.5cm" svg:y="15.75cm">
          <draw:text-box>
            <text:p text:style-name="P2"><text:span text:style-name="T1">BASE DE DATOS</text:span></text:p>
          </draw:text-box>
        </draw:frame>
        <draw:frame draw:style-name="gr4" draw:text-style-name="P2" draw:layer="layout" svg:width="2.25cm" svg:height="2.25cm" svg:x="12.5cm" svg:y="19.75cm">
          <draw:image xlink:href="Pictures/100000000000028000000280C139020266E3212D.png" xlink:type="simple" xlink:show="embed" xlink:actuate="onLoad" draw:mime-type="image/png">
            <text:p/>
          </draw:image>
        </draw:frame>
        <draw:frame draw:style-name="gr2" draw:text-style-name="P1" draw:layer="layout" svg:width="5.25cm" svg:height="5.024cm" svg:x="19cm" svg:y="20.676cm">
          <draw:image xlink:href="Pictures/1000020100000200000001EA67724A39D93AF7E1.png" xlink:type="simple" xlink:show="embed" xlink:actuate="onLoad" draw:mime-type="image/png">
            <text:p/>
          </draw:image>
        </draw:frame>
        <draw:frame draw:style-name="gr4" draw:text-style-name="P2" draw:layer="layout" svg:width="2.5cm" svg:height="2.5cm" svg:x="20cm" svg:y="7.75cm">
          <draw:image xlink:href="Pictures/100000000000010000000100A4F7F0B41AA2AD5C.png" xlink:type="simple" xlink:show="embed" xlink:actuate="onLoad" draw:mime-type="image/png">
            <text:p/>
          </draw:image>
        </draw:frame>
        <draw:g>
          <draw:frame draw:style-name="gr2" draw:text-style-name="P1" draw:layer="layout" svg:width="1.768cm" svg:height="3.048cm" svg:x="33.632cm" svg:y="14.052cm">
            <draw:image xlink:href="Pictures/10000201000001D000000320D8BAA2C36498010D.png" xlink:type="simple" xlink:show="embed" xlink:actuate="onLoad" draw:mime-type="image/png">
              <text:p/>
            </draw:image>
          </draw:frame>
          <draw:frame draw:style-name="gr2" draw:text-style-name="P1" draw:layer="layout" svg:width="2.831cm" svg:height="1.592cm" svg:x="32.9cm" svg:y="8.6cm">
            <draw:image xlink:href="Pictures/1000020100000370000001EF1DF46ED67B9D127B.png" xlink:type="simple" xlink:show="embed" xlink:actuate="onLoad" draw:mime-type="image/png">
              <text:p/>
            </draw:image>
          </draw:frame>
          <draw:frame draw:style-name="gr3" draw:text-style-name="P4" draw:layer="layout" svg:width="3.5cm" svg:height="2.25cm" svg:x="32.9cm" svg:y="17.6cm">
            <draw:text-box>
              <text:p><text:span text:style-name="T1">FRONTEND</text:span></text:p>
            </draw:text-box>
          </draw:frame>
          <draw:frame draw:style-name="gr4" draw:text-style-name="P2" draw:layer="layout" svg:width="2.25cm" svg:height="2.25cm" svg:x="33.4cm" svg:y="11.85cm">
            <draw:image xlink:href="Pictures/1000000000000100000001001E43C569B8D238ED.png" xlink:type="simple" xlink:show="embed" xlink:actuate="onLoad" draw:mime-type="image/png">
              <text:p/>
            </draw:image>
          </draw:frame>
          <draw:frame draw:style-name="gr4" draw:text-style-name="P2" draw:layer="layout" svg:width="1.25cm" svg:height="1.381cm" svg:x="33.9cm" svg:y="10.35cm">
            <draw:image xlink:href="Pictures/10000000000003E700000450F81054FDB5A4C425.jpg" xlink:type="simple" xlink:show="embed" xlink:actuate="onLoad" draw:mime-type="image/jpeg">
              <text:p/>
            </draw:image>
          </draw:frame>
        </draw:g>
        <draw:g>
          <draw:frame draw:style-name="gr2" draw:text-style-name="P1" draw:layer="layout" svg:width="3.214cm" svg:height="1.419cm" svg:x="6.5cm" svg:y="8.75cm">
            <draw:image xlink:href="Pictures/10000201000003CE000001AE5BEB798C34067765.png" xlink:type="simple" xlink:show="embed" xlink:actuate="onLoad" draw:mime-type="image/png">
              <text:p/>
            </draw:image>
          </draw:frame>
          <draw:frame draw:style-name="gr2" draw:text-style-name="P1" draw:layer="layout" svg:width="1.768cm" svg:height="3.048cm" svg:x="7.196cm" svg:y="14.202cm">
            <draw:image xlink:href="Pictures/10000201000001D000000320D8BAA2C36498010D.png" xlink:type="simple" xlink:show="embed" xlink:actuate="onLoad" draw:mime-type="image/png">
              <text:p/>
            </draw:image>
          </draw:frame>
          <draw:frame draw:style-name="gr5" draw:text-style-name="P4" draw:layer="layout" svg:width="3.5cm" svg:height="2.5cm" svg:x="6.714cm" svg:y="17.5cm">
            <draw:text-box>
              <text:p><text:span text:style-name="T1">BACKEND</text:span></text:p>
            </draw:text-box>
          </draw:frame>
          <draw:frame draw:style-name="gr4" draw:text-style-name="P2" draw:layer="layout" svg:width="2.25cm" svg:height="2.25cm" svg:x="6.964cm" svg:y="11.952cm">
            <draw:image xlink:href="Pictures/1000000000000100000001001E43C569B8D238ED.png" xlink:type="simple" xlink:show="embed" xlink:actuate="onLoad" draw:mime-type="image/png">
              <text:p/>
            </draw:image>
          </draw:frame>
          <draw:frame draw:style-name="gr4" draw:text-style-name="P2" draw:layer="layout" svg:width="1.25cm" svg:height="1.381cm" svg:x="7.464cm" svg:y="10.25cm">
            <draw:image xlink:href="Pictures/10000000000003E700000450F81054FDB5A4C425.jpg" xlink:type="simple" xlink:show="embed" xlink:actuate="onLoad" draw:mime-type="image/jpeg">
              <text:p/>
            </draw:image>
          </draw:frame>
        </draw:g>
        <draw:line draw:style-name="gr1" draw:text-style-name="P1" draw:layer="layout" svg:x1="19.5cm" svg:y1="9.25cm" svg:x2="9.2cm" svg:y2="12.35cm">
          <text:p/>
        </draw:line>
        <draw:line draw:style-name="gr6" draw:text-style-name="P1" draw:layer="layout" svg:x1="9.75cm" svg:y1="16.5cm" svg:x2="18.75cm" svg:y2="22cm">
          <text:p/>
        </draw:line>
        <draw:line draw:style-name="gr6" draw:text-style-name="P1" draw:layer="layout" svg:x1="33cm" svg:y1="16.5cm" svg:x2="24cm" svg:y2="22cm">
          <text:p/>
        </draw:line>
        <draw:frame draw:style-name="gr4" draw:text-style-name="P2" draw:layer="layout" svg:width="2.25cm" svg:height="2.25cm" svg:x="28.75cm" svg:y="19cm">
          <draw:image xlink:href="Pictures/100000000000028000000280C139020266E3212D.png" xlink:type="simple" xlink:show="embed" xlink:actuate="onLoad" draw:mime-type="image/png">
            <text:p/>
          </draw:image>
        </draw:frame>
        <draw:frame draw:style-name="gr4" draw:text-style-name="P2" draw:layer="layout" svg:width="5.608cm" svg:height="2.804cm" svg:x="2.642cm" svg:y="1.75cm">
          <draw:image xlink:href="Pictures/100000000000013E0000009FB63C572C4A4E9117.png" xlink:type="simple" xlink:show="embed" xlink:actuate="onLoad" draw:mime-type="image/png">
            <text:p/>
          </draw:image>
        </draw:frame>
        <draw:frame draw:style-name="gr4" draw:text-style-name="P2" draw:layer="layout" svg:width="2.25cm" svg:height="2.25cm" svg:x="20.2cm" svg:y="2cm">
          <draw:image xlink:href="Pictures/10000000000000E1000000E14D862A819BF36801.png" xlink:type="simple" xlink:show="embed" xlink:actuate="onLoad" draw:mime-type="image/png">
            <text:p/>
          </draw:image>
        </draw:frame>
        <draw:line draw:style-name="gr7" draw:text-style-name="P1" draw:layer="layout" svg:x1="9.25cm" svg:y1="11.5cm" svg:x2="19.75cm" svg:y2="4cm">
          <text:p/>
        </draw:line>
        <draw:line draw:style-name="gr7" draw:text-style-name="P1" draw:layer="layout" svg:x1="32.95cm" svg:y1="11.35cm" svg:x2="22.45cm" svg:y2="3.85cm">
          <text:p/>
        </draw:line>
        <draw:line draw:style-name="gr8" draw:text-style-name="P1" draw:layer="layout" svg:x1="21.25cm" svg:y1="6.25cm" svg:x2="21.25cm" svg:y2="4.25cm">
          <text:p/>
        </draw:line>
        <draw:line draw:style-name="gr9" draw:text-style-name="P1" draw:layer="layout" svg:x1="20cm" svg:y1="3cm" svg:x2="8.75cm" svg:y2="3.05cm">
          <text:p/>
        </draw:line>
        <draw:g>
          <draw:frame draw:style-name="gr2" draw:text-style-name="P1" draw:layer="layout" svg:width="1.768cm" svg:height="3.048cm" svg:x="34.5cm" svg:y="22cm">
            <draw:image xlink:href="Pictures/10000201000001D000000320D8BAA2C36498010D.png" xlink:type="simple" xlink:show="embed" xlink:actuate="onLoad" draw:mime-type="image/png">
              <text:p/>
            </draw:image>
          </draw:frame>
          <draw:frame draw:style-name="gr2" draw:text-style-name="P1" draw:layer="layout" svg:width="1.768cm" svg:height="3.048cm" svg:x="35.018cm" svg:y="22.25cm">
            <draw:image xlink:href="Pictures/10000201000001D000000320D8BAA2C36498010D.png" xlink:type="simple" xlink:show="embed" xlink:actuate="onLoad" draw:mime-type="image/png">
              <text:p/>
            </draw:image>
          </draw:frame>
          <draw:frame draw:style-name="gr2" draw:text-style-name="P1" draw:layer="layout" svg:width="1.768cm" svg:height="3.048cm" svg:x="35.5cm" svg:y="22.5cm">
            <draw:image xlink:href="Pictures/10000201000001D000000320D8BAA2C36498010D.png" xlink:type="simple" xlink:show="embed" xlink:actuate="onLoad" draw:mime-type="image/png">
              <text:p/>
            </draw:image>
          </draw:frame>
          <draw:frame draw:style-name="gr2" draw:text-style-name="P1" draw:layer="layout" svg:width="1.768cm" svg:height="3.048cm" svg:x="36cm" svg:y="22.798cm">
            <draw:image xlink:href="Pictures/10000201000001D000000320D8BAA2C36498010D.png" xlink:type="simple" xlink:show="embed" xlink:actuate="onLoad" draw:mime-type="image/png">
              <text:p/>
            </draw:image>
          </draw:frame>
        </draw:g>
        <draw:frame draw:style-name="gr10" draw:text-style-name="P3" draw:layer="layout" svg:width="3.5cm" svg:height="2cm" svg:x="36.5cm" svg:y="21.5cm">
          <draw:text-box>
            <text:p text:style-name="P2"><text:span text:style-name="T1">Servidores DNS</text:span></text:p>
          </draw:text-box>
        </draw:frame>
        <draw:frame draw:style-name="gr11" draw:text-style-name="P6" draw:layer="layout" svg:width="7cm" svg:height="0.9cm" svg:x="33cm" svg:y="26.1cm">
          <draw:text-box>
            <text:p text:style-name="P5"><text:span text:style-name="T2">inventorywebapp.sit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9T12:48:41.913000000</meta:creation-date>
    <dc:date>2021-06-12T19:04:48.430000000</dc:date>
    <meta:editing-duration>PT1H47M3S</meta:editing-duration>
    <meta:editing-cycles>11</meta:editing-cycles>
    <meta:generator>LibreOffice/7.1.3.2$Windows_X86_64 LibreOffice_project/47f78053abe362b9384784d31a6e56f8511eb1c1</meta:generator>
    <meta:document-statistic meta:object-count="36"/>
  </office:meta>
</office:document-meta>
</file>